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0.978cm" style:use-optimal-column-width="false"/>
    </style:style>
    <style:style style:name="co2" style:family="table-column">
      <style:table-column-properties style:column-width="76.032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align-last="justify" fo:text-indent="0cm" style:text-autospace="none" loext:word-spacing-maximum="200%"/>
      <style:text-properties style:font-name="Alvi Nastaleeq" fo:font-size="200pt" style:font-name-asian="F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align-last="justify" fo:text-indent="0cm" style:text-autospace="none" style:writing-mode="rl-tb" loext:word-spacing-maximum="200%"/>
      <style:text-properties style:font-name="Alvi Nastaleeq" fo:font-size="200pt" style:font-name-asian="F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7.009cm" svg:height="95.45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جبرئیل لے کے جاؤ یہ بلّغ کی آیتیں<text:line-break/>کہہ دو کہ اب یہ کارِ پیغمبر کی بات ہے</text:p>
              </table:table-cell>
              <table:table-cell>
                <text:p text:style-name="P1">پالان کی ہے بات، یہ منبر کی بات ہے<text:line-break/>میدانِ خم، ولایتِ حیدر کی بات ہے</text:p>
              </table:table-cell>
            </table:table-row>
            <table:table-row table:style-name="ro1" table:default-cell-style-name="ce1">
              <table:table-cell>
                <text:p text:style-name="P1">فتحِ حنین و خندق و خیبر کی بات ہے<text:line-break/>اک فرد ہے، لگے ہے کہ لشکر کی بات ہے</text:p>
              </table:table-cell>
              <table:table-cell>
                <text:p text:style-name="P1">بعدِ نبی علی ہیں، ولی کہہ چکے رسولؐ<text:line-break/>بھولے وہ کس طرح کہ یہ گھر گھر کی بات ہے</text:p>
              </table:table-cell>
            </table:table-row>
            <table:table-row table:style-name="ro1" table:default-cell-style-name="ce1">
              <table:table-cell>
                <text:p text:style-name="P1">مومن کے دل ہیں شاد، منافق جلے ہوئے<text:line-break/>صاحب یہ اپنے اپنے مقدر کی بات ہے</text:p>
              </table:table-cell>
              <table:table-cell>
                <text:p text:style-name="P1">گونجے گا اب فضا میں علیِ ولی کا نام<text:line-break/>قلبِ منافقین پہ خنجر کی بات ہے</text:p>
              </table:table-cell>
            </table:table-row>
            <table:table-row table:style-name="ro1" table:default-cell-style-name="ce1">
              <table:table-cell>
                <text:p text:style-name="P1">بھاگے نہ آج کوئی، کرو ایسا انتظام<text:line-break/>بوزر کے کان میں یہی قمبر کی بات ہے</text:p>
              </table:table-cell>
              <table:table-cell>
                <text:p text:style-name="P1">کیوں کر نہ آتا عرش سے پتھر پئے سند<text:line-break/>آخر کو یہ ولایتِ حیدر کی بات ہے</text:p>
              </table:table-cell>
            </table:table-row>
            <table:table-row table:style-name="ro1" table:default-cell-style-name="ce1">
              <table:table-cell>
                <text:p text:style-name="P1">بعدِ غدیر بزمِ سقیفہ میں بیٹھنا<text:line-break/>آوارگیِ فکر ہے، یہ شر کی بات ہے</text:p>
              </table:table-cell>
              <table:table-cell>
                <text:p text:style-name="P1">قائم ہے اب بھی آخری مولا غدیر کا<text:line-break/>میری نہیں یہ سورۂ کوثر کی بات ہے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rl-tb"/>
      <style:paragraph-properties fo:text-align="end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7.015cm" fo:page-height="95.4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20:27:03.060573000</meta:creation-date>
    <dc:date>2026-01-21T20:29:28.305389700</dc:date>
    <meta:editing-duration>PT2M25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